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yphenationTreeCache.getHyphenationTree( String lang , String count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yphenationTreeCache.noteMissing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yphenationTreeCache.cache( String key , HyphenationTree hTr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yphenationTreeCache.constructKey( String lang , String count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yphenationTreeCache.isMissing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